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iredEjbTxTestEntityDao.incrementCoun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iredEjbTxTestEntityDao.getCoun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